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Django</text:p>
          </table:table-cell>
          <table:table-cell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Metodology</text:p>
          </table:table-cell>
          <table:table-cell office:value-type="string" calcext:value-type="string">
            <text:p>Agile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IBM SOAP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icrosoft</text:p>
          </table:table-cell>
          <table:table-cell/>
        </table:table-row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Canonical</text:p>
          </table:table-cell>
          <table:table-cell/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CP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OA</text:p>
          </table:table-cell>
          <table:table-cell/>
        </table:table-row>
        <table:table-row table:style-name="ro1">
          <table:table-cell office:value-type="string" calcext:value-type="string">
            <text:p>Infraestr</text:p>
          </table:table-cell>
          <table:table-cell office:value-type="string" calcext:value-type="string">
            <text:p>AWS</text:p>
          </table:table-cell>
          <table:table-cell/>
        </table:table-row>
        <table:table-row table:style-name="ro1">
          <table:table-cell office:value-type="string" calcext:value-type="string">
            <text:p>SO/Distro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enticacion / Autoriz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O: Single Sign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(Pyth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ory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AP / Active Direct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ty provi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e provi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 factor autentic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 grained Autentic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(S) Basic Autentic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ID Connect OAuth2.0 REST (no tiene Identity provid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L -&gt;Okta SO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u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P Linux, Apache, MySql,PHP/Python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Mongo, Express,Angular, NodeJ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N Mongo, Express,React <text:s/>, NodeJ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VN Mongo, Express,Vue <text:s text:c="3"/>, NodeJ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EN Mongo, Express,Ember, NodeJ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SA Window, IIS, SQL Server, ASP.N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AMP (Sistema operativo Window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MP (Sistema operativo Mac OS 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AMPP (Sistema operativo a escoger, Perl y PHP + servidorFT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P (Base de datos PostgreSQL para proyectos empresariales de gran envergadura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AP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addition to PHP, PostgreSQL and Apache, it inclu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SL, ModSecurity, PageSpeed, Varnish, SQLite, ImageMagick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Debug, Xcache, OpenLDAP, Memcache, OAuth, PEAR, PECL, APC, GD, cURL and Compos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work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nguaj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wor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rer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odolog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rateg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nologí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tocol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quitect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z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/CD Continuus Integration/Continuus Deli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 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 Ru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 D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Sp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Hadoop / H. Y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MapRedu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H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Kaf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Cassan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H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che MES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ON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DD Test Development Dri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coa / CocoaTou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 M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 Zirc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 LitleKer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gle Fuchsia (S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gle Flut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raphQ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Architec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id (K Linu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omeOS (K linux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d&amp;f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fall (Cascad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ile MVP (Minimun Viable Produc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um /J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b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RA (Atlassian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ru64 Alfa H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2:38:45.788431346</meta:creation-date>
    <dc:date>2022-09-08T11:18:40.121034139</dc:date>
    <meta:editing-duration>PT21M42S</meta:editing-duration>
    <meta:editing-cycles>5</meta:editing-cycles>
    <meta:generator>LibreOffice/7.3.5.2$Linux_X86_64 LibreOffice_project/30$Build-2</meta:generator>
    <meta:document-statistic meta:table-count="1" meta:cell-count="110" meta:object-count="0"/>
  </office:meta>
</office:document-meta>
</file>